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un" svg:font-family="Opun" style:font-pitch="variable"/>
    <style:font-face style:name="Opun3" svg:font-family="Opu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un1" svg:font-family="Opun" style:font-family-generic="roman" style:font-pitch="variable"/>
    <style:font-face style:name="Opun2" svg:font-family="Opun" style:font-adornments="Regular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Opun5" svg:font-family="Opun" style:font-family-generic="system" style:font-pitch="variable"/>
    <style:font-face style:name="Opun4" svg:font-family="Opun" style:font-adornments="Regular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Graphic">
      <style:graphic-properties svg:stroke-color="#000000" draw:textarea-horizontal-align="justify" draw:textarea-vertical-align="middle" draw:auto-grow-height="false" fo:min-height="1.587cm" fo:min-width="6.668cm"/>
      <style:paragraph-properties style:writing-mode="lr-tb"/>
    </style:style>
    <style:style style:name="gr2" style:family="graphic" style:parent-style-name="Graphic">
      <style:graphic-properties svg:stroke-color="#000000" draw:textarea-horizontal-align="justify" draw:textarea-vertical-align="middle" draw:auto-grow-height="false" fo:min-height="0.952cm" fo:min-width="2.222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P1" style:family="paragraph">
      <style:paragraph-properties fo:text-align="center" style:writing-mode="lr-tb"/>
      <style:text-properties style:font-name="Opun" fo:font-size="7pt" style:font-size-asian="7pt" style:font-size-complex="7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T1" style:family="text">
      <style:text-properties style:font-name="Opun" fo:font-size="7pt" style:font-size-asian="7pt" style:font-size-complex="7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68cm" svg:height="1.587cm" svg:x="7.35cm" svg:y="1.317cm">
          <text:p text:style-name="P1"><text:span text:style-name="T1">GPA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222cm" svg:height="0.952cm" svg:x="15.606cm" svg:y="4.175cm">
          <text:p text:style-name="P2">Prin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222cm" svg:height="0.952cm" svg:x="3.54cm" svg:y="4.175cm">
          <text:p text:style-name="P2">Rea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684cm" svg:y1="2.904cm" svg:x2="4.651cm" svg:y2="4.175cm" draw:start-shape="id1" draw:start-glue-point="2" draw:end-shape="id2" draw:end-glue-point="0" svg:d="M10684 2904v635h-6033v636" svg:viewBox="0 0 6034 1272">
          <text:p/>
        </draw:connector>
        <draw:connector draw:style-name="gr4" draw:text-style-name="P3" draw:layer="layout" svg:x1="10.684cm" svg:y1="2.904cm" svg:x2="16.717cm" svg:y2="4.175cm" draw:start-shape="id1" draw:start-glue-point="2" draw:end-shape="id3" draw:end-glue-point="0" svg:d="M10684 2904v635h6033v636" svg:viewBox="0 0 6034 1272">
          <text:p/>
        </draw:connector>
        <draw:custom-shape draw:style-name="gr2" draw:text-style-name="P2" xml:id="id4" draw:id="id4" draw:layer="layout" svg:width="2.222cm" svg:height="0.952cm" svg:x="9.574cm" svg:y="4.175cm">
          <text:p text:style-name="P2">Calculat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0.251cm" svg:x1="10.684cm" svg:y1="2.904cm" svg:x2="4.651cm" svg:y2="4.175cm" draw:end-shape="id2" draw:end-glue-point="0" svg:d="M10684 2904v636h-6033v635" svg:viewBox="0 0 6034 1272">
          <text:p/>
        </draw:connector>
        <draw:connector draw:style-name="gr4" draw:text-style-name="P3" draw:layer="layout" draw:line-skew="0.251cm" svg:x1="10.684cm" svg:y1="2.904cm" svg:x2="10.685cm" svg:y2="4.175cm" draw:end-shape="id4" draw:end-glue-point="0" svg:d="M10684 2904v636h1v635" svg:viewBox="0 0 2 1272">
          <text:p/>
        </draw:connector>
        <draw:frame draw:style-name="gr5" draw:text-style-name="P4" draw:layer="layout" svg:width="1.269cm" svg:height="0.801cm" svg:x="4.811cm" svg:y="4.175cm">
          <draw:text-box>
            <text:p><text:span text:style-name="T2">1000</text:span></text:p>
          </draw:text-box>
        </draw:frame>
        <draw:frame draw:style-name="gr5" draw:text-style-name="P4" draw:layer="layout" svg:width="1.269cm" svg:height="0.801cm" svg:x="10.843cm" svg:y="4.175cm">
          <draw:text-box>
            <text:p><text:span text:style-name="T2">2000</text:span></text:p>
          </draw:text-box>
        </draw:frame>
        <draw:frame draw:style-name="gr5" draw:text-style-name="P4" draw:layer="layout" svg:width="1.269cm" svg:height="0.801cm" svg:x="13.066cm" svg:y="1.317cm">
          <draw:text-box>
            <text:p><text:span text:style-name="T2">0000</text:span></text:p>
          </draw:text-box>
        </draw:frame>
        <draw:frame draw:style-name="gr5" draw:text-style-name="P4" draw:layer="layout" svg:width="1.269cm" svg:height="0.801cm" svg:x="16.876cm" svg:y="4.175cm">
          <draw:text-box>
            <text:p><text:span text:style-name="T2">300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un" svg:font-family="Opun" style:font-pitch="variable"/>
    <style:font-face style:name="Opun3" svg:font-family="Opu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un1" svg:font-family="Opun" style:font-family-generic="roman" style:font-pitch="variable"/>
    <style:font-face style:name="Opun2" svg:font-family="Opun" style:font-adornments="Regular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Opun5" svg:font-family="Opun" style:font-family-generic="system" style:font-pitch="variable"/>
    <style:font-face style:name="Opun4" svg:font-family="Opun" style:font-adornments="Regular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1" draw:fill-hatch-name="Red_20_90_20_Degrees_20_Crossed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color="#000000" draw:fill="solid" draw:fill-color="#ffffff" draw:shadow-color="#000000"/>
      <style:text-properties style:font-name="Opun3" fo:font-family="Opun" style:font-style-name="Regular" style:font-pitch="variable" fo:font-size="7pt" style:font-name-complex="Opun3" style:font-family-complex="Opun" style:font-style-name-complex="Regular" style:font-pitch-complex="variable" style:font-size-complex="7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17T18:48:07.883000000</meta:creation-date>
    <dc:date>2020-09-18T23:25:03.369000000</dc:date>
    <meta:editing-duration>PT2H59M35S</meta:editing-duration>
    <meta:editing-cycles>19</meta:editing-cycles>
    <meta:generator>LibreOffice/7.0.1.2$Windows_X86_64 LibreOffice_project/7cbcfc562f6eb6708b5ff7d7397325de9e764452</meta:generator>
    <meta:document-statistic meta:object-count="12"/>
  </office:meta>
</office:document-meta>
</file>